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1.6875in"/>
    </style:style>
    <style:style style:name="Table1.B" style:family="table-column">
      <style:table-column-properties style:column-width="2.875in"/>
    </style:style>
    <style:style style:name="Table1.C"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7c56" officeooo:paragraph-rsid="00077c56"/>
    </style:style>
    <style:style style:name="P2" style:family="paragraph" style:parent-style-name="Standard">
      <style:text-properties officeooo:rsid="00077c56" officeooo:paragraph-rsid="00089384"/>
    </style:style>
    <style:style style:name="P3" style:family="paragraph" style:parent-style-name="Standard">
      <style:text-properties officeooo:rsid="00077c56" officeooo:paragraph-rsid="000c079b"/>
    </style:style>
    <style:style style:name="P4" style:family="paragraph" style:parent-style-name="Standard">
      <style:text-properties officeooo:rsid="00089384" officeooo:paragraph-rsid="00089384"/>
    </style:style>
    <style:style style:name="P5" style:family="paragraph" style:parent-style-name="Standard">
      <style:text-properties officeooo:rsid="00089384" officeooo:paragraph-rsid="000c079b"/>
    </style:style>
    <style:style style:name="P6" style:family="paragraph" style:parent-style-name="Standard">
      <style:text-properties officeooo:rsid="000c079b" officeooo:paragraph-rsid="000c079b"/>
    </style:style>
    <style:style style:name="P7" style:family="paragraph" style:parent-style-name="Standard">
      <style:text-properties officeooo:rsid="000c079b" officeooo:paragraph-rsid="001231a2"/>
    </style:style>
    <style:style style:name="P8" style:family="paragraph" style:parent-style-name="Standard">
      <style:text-properties officeooo:rsid="000c079b" officeooo:paragraph-rsid="0015bdbc"/>
    </style:style>
    <style:style style:name="P9" style:family="paragraph" style:parent-style-name="Standard">
      <style:text-properties officeooo:rsid="000d7348" officeooo:paragraph-rsid="000d7348"/>
    </style:style>
    <style:style style:name="P10" style:family="paragraph" style:parent-style-name="Standard">
      <style:text-properties officeooo:rsid="000d7b4a" officeooo:paragraph-rsid="000d7b4a"/>
    </style:style>
    <style:style style:name="P11" style:family="paragraph" style:parent-style-name="Standard">
      <style:text-properties officeooo:rsid="000eae18" officeooo:paragraph-rsid="000eae18"/>
    </style:style>
    <style:style style:name="P12" style:family="paragraph" style:parent-style-name="Standard">
      <style:text-properties officeooo:rsid="000fa8b8" officeooo:paragraph-rsid="000fa8b8"/>
    </style:style>
    <style:style style:name="P13" style:family="paragraph" style:parent-style-name="Standard">
      <style:text-properties fo:font-weight="bold" officeooo:rsid="00077c56" officeooo:paragraph-rsid="00077c56" style:font-weight-asian="bold" style:font-weight-complex="bold"/>
    </style:style>
    <style:style style:name="P14" style:family="paragraph" style:parent-style-name="Standard">
      <style:text-properties fo:font-weight="bold" officeooo:rsid="000c079b" officeooo:paragraph-rsid="000c079b" style:font-weight-asian="bold" style:font-weight-complex="bold"/>
    </style:style>
    <style:style style:name="P15" style:family="paragraph" style:parent-style-name="Standard">
      <style:text-properties fo:font-weight="bold" officeooo:rsid="00102ceb" officeooo:paragraph-rsid="00102ceb" style:font-weight-asian="bold" style:font-weight-complex="bold"/>
    </style:style>
    <style:style style:name="P16" style:family="paragraph" style:parent-style-name="Standard">
      <style:text-properties fo:font-weight="bold" officeooo:rsid="00131b2c" officeooo:paragraph-rsid="00131b2c" style:font-weight-asian="bold" style:font-weight-complex="bold"/>
    </style:style>
    <style:style style:name="P17" style:family="paragraph" style:parent-style-name="Standard">
      <style:text-properties fo:font-weight="bold" officeooo:rsid="0015bdbc" officeooo:paragraph-rsid="0015bdbc" style:font-weight-asian="bold" style:font-weight-complex="bold"/>
    </style:style>
    <style:style style:name="P18" style:family="paragraph" style:parent-style-name="Standard">
      <style:text-properties style:text-underline-style="solid" style:text-underline-width="auto" style:text-underline-color="font-color" officeooo:rsid="00077c56" officeooo:paragraph-rsid="00077c56"/>
    </style:style>
    <style:style style:name="P19" style:family="paragraph" style:parent-style-name="Standard">
      <style:text-properties style:font-name="Courier New" officeooo:rsid="000eae18" officeooo:paragraph-rsid="000eae18"/>
    </style:style>
    <style:style style:name="P20" style:family="paragraph" style:parent-style-name="Standard">
      <style:text-properties officeooo:rsid="0011e89b" officeooo:paragraph-rsid="0011e89b"/>
    </style:style>
    <style:style style:name="P21" style:family="paragraph" style:parent-style-name="Standard">
      <style:text-properties officeooo:rsid="001231a2" officeooo:paragraph-rsid="001231a2"/>
    </style:style>
    <style:style style:name="P22" style:family="paragraph" style:parent-style-name="Standard">
      <style:text-properties officeooo:rsid="001231a2" officeooo:paragraph-rsid="0012510c"/>
    </style:style>
    <style:style style:name="P23" style:family="paragraph" style:parent-style-name="Standard">
      <style:text-properties officeooo:rsid="00102ceb" officeooo:paragraph-rsid="00102ceb"/>
    </style:style>
    <style:style style:name="P24" style:family="paragraph" style:parent-style-name="Standard">
      <style:text-properties officeooo:rsid="00131b2c" officeooo:paragraph-rsid="00131b2c"/>
    </style:style>
    <style:style style:name="P25" style:family="paragraph" style:parent-style-name="Standard">
      <style:text-properties officeooo:rsid="00143fa0" officeooo:paragraph-rsid="00143fa0"/>
    </style:style>
    <style:style style:name="P26" style:family="paragraph" style:parent-style-name="Standard">
      <style:text-properties officeooo:rsid="0015bdbc" officeooo:paragraph-rsid="0015bdbc"/>
    </style:style>
    <style:style style:name="P27" style:family="paragraph" style:parent-style-name="Standard">
      <style:text-properties fo:font-weight="normal" officeooo:rsid="0015bdbc" officeooo:paragraph-rsid="0015bdbc" style:font-weight-asian="normal" style:font-weight-complex="normal"/>
    </style:style>
    <style:style style:name="P28" style:family="paragraph" style:parent-style-name="Standard">
      <style:text-properties officeooo:rsid="0017bd44" officeooo:paragraph-rsid="0017bd44"/>
    </style:style>
    <style:style style:name="P29" style:family="paragraph" style:parent-style-name="Standard" style:list-style-name="L1">
      <style:text-properties officeooo:rsid="001231a2" officeooo:paragraph-rsid="001231a2"/>
    </style:style>
    <style:style style:name="P30" style:family="paragraph" style:parent-style-name="Standard" style:list-style-name="L2">
      <style:text-properties officeooo:rsid="001231a2" officeooo:paragraph-rsid="001231a2"/>
    </style:style>
    <style:style style:name="P31" style:family="paragraph" style:parent-style-name="Standard">
      <style:text-properties officeooo:rsid="00077c56" officeooo:paragraph-rsid="00077c56"/>
    </style:style>
    <style:style style:name="P32" style:family="paragraph" style:parent-style-name="Standard">
      <style:text-properties officeooo:rsid="00077c56" officeooo:paragraph-rsid="00186583"/>
    </style:style>
    <style:style style:name="P33" style:family="paragraph" style:parent-style-name="Table_20_Contents">
      <style:text-properties officeooo:rsid="00186583" officeooo:paragraph-rsid="00186583"/>
    </style:style>
    <style:style style:name="P34" style:family="paragraph" style:parent-style-name="Table_20_Contents">
      <style:text-properties fo:font-weight="bold" officeooo:rsid="00186583" officeooo:paragraph-rsid="00186583" style:font-weight-asian="bold" style:font-weight-complex="bold"/>
    </style:style>
    <style:style style:name="T1" style:family="text">
      <style:text-properties officeooo:rsid="00077c56"/>
    </style:style>
    <style:style style:name="T2" style:family="text">
      <style:text-properties officeooo:rsid="000c079b"/>
    </style:style>
    <style:style style:name="T3" style:family="text">
      <style:text-properties officeooo:rsid="00114ed7"/>
    </style:style>
    <style:style style:name="T4" style:family="text">
      <style:text-properties officeooo:rsid="0011e89b"/>
    </style:style>
    <style:style style:name="T5" style:family="text">
      <style:text-properties officeooo:rsid="001231a2"/>
    </style:style>
    <style:style style:name="T6" style:family="text">
      <style:text-properties officeooo:rsid="0012510c"/>
    </style:style>
    <style:style style:name="T7" style:family="text">
      <style:text-properties officeooo:rsid="0017bd44"/>
    </style:style>
    <style:style style:name="T8" style:family="text">
      <style:text-properties officeooo:rsid="00186583"/>
    </style:style>
    <style:style style:name="T9" style:family="text">
      <style:text-properties officeooo:rsid="001870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as ist das?</text:p>
      <text:p text:style-name="P1"/>
      <text:p text:style-name="P2">Ein verteiltes System zur Steuerung einer Modellbahnanlage. </text:p>
      <text:p text:style-name="P2"/>
      <text:p text:style-name="P4">Wie funktioniert es?</text:p>
      <text:p text:style-name="P4">Einzelne Clients mit bestimmten Aufgaben (z.B. Beleuchtung der Anlage, steuern der Weichen, anzeige des Gleisplanes, Darstellung eines Fahrplans) melden sich dazu an einem Application-Server (moba-server) <text:span text:style-name="T2">an und abonnieren bestimmte Nachrichtengruppen (so Empfängt und verarbeitet der Client „moba-environment“ die Nachrichten der Gruppe „ENV“)</text:span></text:p>
      <text:p text:style-name="P2"/>
      <text:p text:style-name="P5">Sämtliche Kommunikation <text:span text:style-name="T3">basiert auf Nachrichten, die im JSON-Format (siehe </text:span><text:a xlink:type="simple" xlink:href="https://json.org/" text:style-name="Internet_20_link" text:visited-style-name="Visited_20_Internet_20_Link"><text:span text:style-name="T3">https://json.org</text:span></text:a><text:span text:style-name="T3">) codiert ist. Eine Nachricht setzt sich aus einem eindeutigen Bezeichner (MsgType) und den Daten (MsgData) zusammen. Die einzelnen Nachrichten sind </text:span>in der Datei DazA-Protokoll näher beschrieben. </text:p>
      <text:p text:style-name="P3"/>
      <text:p text:style-name="P3"/>
      <text:p text:style-name="P13">Kurze Beschreibung der einzelnen Applikationen</text:p>
      <text:p text:style-name="P1"/>
      <text:p text:style-name="P18">Moba-server</text:p>
      <text:p text:style-name="P1"/>
      <text:p text:style-name="P1">Beschreibung</text:p>
      <text:p text:style-name="P3">Ein in Java geschriebener Application-Server der für den Nachrichtenaustausch der einzelnen Clients sorgt. Der Server ist quasi der Dreh und Angelpunkt <text:span text:style-name="T2">des Systems</text:span>. <text:span text:style-name="T2">Nach Start werden einzelne Message-Handler (je Nachrichtengruppe eine Klasse; siehe package messages) im Objekt der Klasse MessageLoop registriert. Eingehende Nachrichten werden nun aus einer Priority-Queue genommen und in der MessageLoop verarbeitet. </text:span></text:p>
      <text:p text:style-name="P3"/>
      <text:p text:style-name="P9">Zusätzlich lauscht die <text:span text:style-name="T1">Anwendung auf dem Port 7000 und legt bei Verbindungseingang einen Objekt der Klasse Endpoint an. Diese läuft als eigenständiger Thread und schickt alle eingehende Nachrichten des Clients in eine Priority-Queue. </text:span>In den oben bereits beschriebenen Message-Handlern werden diese eingehenden Nachrichten nun bearbeitet und das Ergebnis dem Dispatcher zugefügt (package com). Je nach Nachrichtentyp wird nun die Antwort allen Clients (Broadcast-Nachricht) alle Clients, die die jeweilige Nachrichtengruppe abonniert haben oder lediglich an den Client, der die Nachricht generiert hat (z.B. Client schickt ECHO_REQ, Moba-Server antwortet mit ECHO_RES nur diesem einen Client)</text:p>
      <text:p text:style-name="P1"/>
      <text:p text:style-name="P11">Aufbau der Config-Datei</text:p>
      <text:p text:style-name="P11">In der Config-Datei, <text:span text:style-name="T4">welche json-encodiert ist, sind sämtliche nötigen Einstellungen z.B. Datenbankanbindung, Port usw. hinterlegt. Eine Beispieldatei befindet sich in diesem Verzeichnis.</text:span></text:p>
      <text:p text:style-name="P11"/>
      <text:p text:style-name="P20">Für den Betrieb des moba-server wird einen MySQL-Datenbank mit den in der SQL-Datei beschriebenen Aufbau benötigt.</text:p>
      <text:p text:style-name="P19"/>
      <text:p text:style-name="P19"/>
      <text:p text:style-name="P1"/>
      <text:p text:style-name="P1">Package application:</text:p>
      <text:p text:style-name="P1">Enthält die Main-Funktion und initialisiert das Programm</text:p>
      <text:p text:style-name="P1"/>
      <text:p text:style-name="P4">Package com:</text:p>
      <text:p text:style-name="P4">Enthält Klassen für die Kommunikation</text:p>
      <text:p text:style-name="P4"><text:soft-page-break/>Klasse Endpoint: Repräsentiert einen Verbindungsendpunkt (C++-Client). Hier sind alle Informationen des Clients wie z.B. Version, Id, Startzeitpunkt und der Socket zur Kommunikation hinterlegt). Jeder Endpoint startet sich als Thread und nimmt vom Client Nachrichten entgegen </text:p>
      <text:p text:style-name="P4"/>
      <text:p text:style-name="P10">Abhängigkeiten:</text:p>
      <text:p text:style-name="P12">mariadb-java-client-1.5.8.jar</text:p>
      <text:p text:style-name="P6"/>
      <text:p text:style-name="P15">moba-common</text:p>
      <text:p text:style-name="P23">von allen Clients benutzte Bibliothek. <text:span text:style-name="T5">Die Bibliothek beinhaltet u.a.</text:span></text:p>
      <text:list xml:id="list3351648357224634573" text:style-name="L1">
        <text:list-item>
          <text:p text:style-name="P29">IPC-Klasse zum Nachrichtenaustausch</text:p>
        </text:list-item>
        <text:list-item>
          <text:p text:style-name="P29">JSON-En/Decoder-Klasse zum erstellen und parsen von json-Strings</text:p>
        </text:list-item>
        <text:list-item>
          <text:p text:style-name="P29">Logger-Klasse zur Ausgabe von Logmeldungen</text:p>
        </text:list-item>
        <text:list-item>
          <text:p text:style-name="P29">Atomic-Klasse um Variablen Threadsafe zu halten</text:p>
        </text:list-item>
        <text:list-item>
          <text:p text:style-name="P29">MessageEndpoint-Klasse für den Nachrichtenaustausch mit dem App-Server</text:p>
        </text:list-item>
        <text:list-item>
          <text:p text:style-name="P29">Diverse Klasse zum Erstellen und versenden der Nachrichten</text:p>
          <text:p text:style-name="P29"/>
        </text:list-item>
      </text:list>
      <text:p text:style-name="P21">Die Bibliothek kann mit </text:p>
      <text:p text:style-name="P22"><text:tab/></text:p>
      <text:p text:style-name="P22"><text:tab/>autoreconf -i</text:p>
      <text:p text:style-name="P21"><text:tab/>configure</text:p>
      <text:p text:style-name="P21"><text:tab/>make</text:p>
      <text:p text:style-name="P21"><text:tab/>sudo make install</text:p>
      <text:p text:style-name="P6"/>
      <text:p text:style-name="P21">erstellt werden <text:span text:style-name="T6">und installiert werden. </text:span></text:p>
      <text:p text:style-name="P6"/>
      <text:p text:style-name="P17">Allgemein</text:p>
      <text:p text:style-name="P27">alle graphischen Clients haben einen Button „Nothalt“ um die gesamte Anlage anzuhalten</text:p>
      <text:p text:style-name="P6"/>
      <text:p text:style-name="P16">moba-tester</text:p>
      <text:p text:style-name="P25">Dient vorrangig zum Testen des App-Server. Mit dem Client können sämtliche Nachrichten zum Server gesendet werden. Empfangene Nachrichten werden entsprechend dargestellt.</text:p>
      <text:p text:style-name="P24"/>
      <text:p text:style-name="P26">Auf der Linken Seite werden sämtliche Nachrichten nach Gruppen sortiert aufgelistet. Die zu versendende Nachricht auswählen und auf „Senden“ klicken. Antworten werden in der rechten Seite angezigt. ID ist dabei die Nachrichten-Nummer und Name der Bezeichner (siehe DAzA-Datei)</text:p>
      <text:p text:style-name="P6"/>
      <text:p text:style-name="P6"/>
      <text:p text:style-name="P17">moba-systemmanager</text:p>
      <text:p text:style-name="P26">Client um den Applikation-Server zu steuern. </text:p>
      <text:p text:style-name="P26"/>
      <text:p text:style-name="P26">Tab „Active Apps“ enthält eine Auflistung sämtlicher mit dem Server verbundenen Clients welche mittels rechts-click neugestartet werden können.</text:p>
      <text:p text:style-name="P26"/>
      <text:p text:style-name="P26">Der Tab „Server Data“ enthält sämtliche Informationen über den Application-Server <text:span text:style-name="T7">wie z.B. Versionsnummer, Laufzeit, Startzeit Hostbetriebssystem usw.</text:span></text:p>
      <text:p text:style-name="P28"/>
      <text:p text:style-name="P28">Im Tab „System Control“ kann der Server runtergefahren und neugestartet werden. Ebenfalls wird hier der aktuelle Hardware-Status angezeigt. Mittels Ping kann die Latenz ermittelt werden.</text:p>
      <text:p text:style-name="P26"/>
      <text:p text:style-name="P28">Der Tab „Notice Logger“ enthält sämtliche Informationsmeldungen </text:p>
      <text:p text:style-name="P26"/>
      <text:p text:style-name="P8"/>
      <text:p text:style-name="P14"><text:soft-page-break/>ToDo</text:p>
      <text:list xml:id="list4553862655612137800" text:style-name="L2">
        <text:list-item>
          <text:p text:style-name="P30">Nachrichten mit jeweilgen Gruppenpräfix versehen und Enumeration aufteilen</text:p>
        </text:list-item>
        <text:list-item>
          <text:p text:style-name="P30">Cpp-Bibliothek in mehrere Bibliotheken aufteilen</text:p>
        </text:list-item>
        <text:list-item>
          <text:p text:style-name="P30">Unit-Test schreiben</text:p>
        </text:list-item>
      </text:list>
      <text:p text:style-name="P7"/>
      <text:p text:style-name="P1"/>
      <text:p text:style-name="P13">Abkürzungen <text:span text:style-name="T8">und Begrifflichkeiten</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34">Abkürzung / Begriff</text:p>
          </table:table-cell>
          <table:table-cell table:style-name="Table1.A1" office:value-type="string">
            <text:p text:style-name="P34">Beschreibung</text:p>
          </table:table-cell>
          <table:table-cell table:style-name="Table1.C1" office:value-type="string">
            <text:p text:style-name="P34">Beispiel / Anmerkung</text:p>
          </table:table-cell>
        </table:table-row>
        <table:table-row>
          <table:table-cell table:style-name="Table1.A2" office:value-type="string">
            <text:p text:style-name="P32">DAzA</text:p>
          </table:table-cell>
          <table:table-cell table:style-name="Table1.A2" office:value-type="string">
            <text:p text:style-name="P32">Datenaustausch zwischen Applikationen</text:p>
          </table:table-cell>
          <table:table-cell table:style-name="Table1.C2" office:value-type="string">
            <text:p text:style-name="Table_20_Contents"/>
          </table:table-cell>
        </table:table-row>
        <table:table-row>
          <table:table-cell table:style-name="Table1.A2" office:value-type="string">
            <text:p text:style-name="P33">Hardware</text:p>
          </table:table-cell>
          <table:table-cell table:style-name="Table1.A2" office:value-type="string">
            <text:p text:style-name="P33">Gesamt<text:span text:style-name="T9">heit der Anlage</text:span></text:p>
          </table:table-cell>
          <table:table-cell table:style-name="Table1.C2" office:value-type="string">
            <text:p text:style-name="P33">Deckenleuchten, Monitore, CS2</text:p>
          </table:table-cell>
        </table:table-row>
        <table:table-row>
          <table:table-cell table:style-name="Table1.A2" office:value-type="string">
            <text:p text:style-name="P33">Interface</text:p>
          </table:table-cell>
          <table:table-cell table:style-name="Table1.A2" office:value-type="string">
            <text:p text:style-name="P33">Schnittstelle zwischen CS2 und PC</text:p>
          </table:table-cell>
          <table:table-cell table:style-name="Table1.C2" office:value-type="string">
            <text:p text:style-name="Table_20_Contents"/>
          </table:table-cell>
        </table:table-row>
      </table:table>
      <text:p text:style-name="P1"/>
      <text:p text:style-name="P1"/>
      <text:p text:style-name="P13">Links: </text:p>
      <text:p text:style-name="P1"/>
      <text:p text:style-name="P1"><text:a xlink:type="simple" xlink:href="http://streaming.maerklin.de/public-media/cs2/cs2CAN-Protokoll-2_0.pdf" text:style-name="Internet_20_link" text:visited-style-name="Visited_20_Internet_20_Link">http://streaming.maerklin.de/public-media/cs2/cs2CAN-Protokoll-2_0.pdf</text:a></text:p>
      <text:p text:style-name="P21"><text:a xlink:type="simple" xlink:href="http://json.org/" text:style-name="Internet_20_link" text:visited-style-name="Visited_20_Internet_20_Link">http://json.org</text:a></text:p>
      <text:p text:style-name="P2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3:26:42.277205134</meta:creation-date>
    <dc:date>2018-10-06T23:27:21.768140799</dc:date>
    <meta:editing-duration>PT2H17M57S</meta:editing-duration>
    <meta:editing-cycles>14</meta:editing-cycles>
    <meta:generator>LibreOffice/5.1.6.2$Linux_X86_64 LibreOffice_project/10m0$Build-2</meta:generator>
    <meta:document-statistic meta:table-count="1" meta:image-count="0" meta:object-count="0" meta:page-count="3" meta:paragraph-count="65" meta:word-count="604" meta:character-count="4808" meta:non-whitespace-character-count="4263"/>
  </office:meta>
</office:document-meta>
</file>